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4.7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 style:data-style-name="N1">
      <style:text-properties style:text-position=""/>
    </style:style>
    <style:style style:name="ce4" style:family="table-cell" style:parent-style-name="Default" style:data-style-name="N111">
      <style:text-properties style:text-position=""/>
    </style:style>
    <style:style style:name="ce5" style:family="table-cell" style:parent-style-name="Default" style:data-style-name="N0"/>
    <style:style style:name="ce6" style:family="table-cell" style:parent-style-name="Default" style:data-style-name="N60"/>
    <style:style style:name="ce7" style:family="table-cell" style:parent-style-name="Default" style:data-style-name="N1"/>
    <style:style style:name="ce8" style:family="table-cell" style:parent-style-name="Default" style:data-style-name="N111"/>
  </office:automatic-styles>
  <office:body>
    <office:spreadsheet>
      <table:table table:name="Layer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/>
          <table:table-cell office:value-type="string" calcext:value-type="string">
            <text:p>BPP</text:p>
          </table:table-cell>
          <table:table-cell table:style-name="Default" office:value-type="string" calcext:value-type="string">
            <text:p>Pixels</text:p>
          </table:table-cell>
          <table:table-cell table:style-name="Default" office:value-type="string" calcext:value-type="string">
            <text:p>Total Entropy</text:p>
          </table:table-cell>
          <table:table-cell table:style-name="Default"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formula="of:=[.B2]*[.C2]" office:value-type="float" office:value="106220.7488" calcext:value-type="float">
            <text:p>1.06E+005</text:p>
          </table:table-cell>
          <table:table-cell table:style-name="Default"/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formula="of:=[.B3]*[.C3]" office:value-type="float" office:value="22783.5904" calcext:value-type="float">
            <text:p>2.28E+004</text:p>
          </table:table-cell>
          <table:table-cell table:style-name="Default"/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3.3289" calcext:value-type="float">
            <text:p>3.3289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formula="of:=[.B4]*[.C4]" office:value-type="float" office:value="13635.1744" calcext:value-type="float">
            <text:p>1.36E+004</text:p>
          </table:table-cell>
          <table:table-cell table:style-name="Default"/>
        </table:table-row>
        <table:table-row table:style-name="ro1" table:number-rows-repeated="6">
          <table:table-cell table:style-name="ce1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</text:p>
          </table:table-cell>
          <table:table-cell table:formula="of:=SUM([.D2:.D11])" office:value-type="float" office:value="142639.5136" calcext:value-type="float">
            <text:p>1.43E+00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table table:name="Layer 3" table:style-name="ta1"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BPP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Total Entropy</text:p>
          </table:table-cell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style-name="ce2" table:formula="of:=[.B2]*[.C2]" office:value-type="float" office:value="106220.7488" calcext:value-type="float">
            <text:p>1.06E+00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style-name="ce2" table:formula="of:=[.B3]*[.C3]" office:value-type="float" office:value="22783.5904" calcext:value-type="float">
            <text:p>2.28E+004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1" office:value-type="float" office:value="1.4547" calcext:value-type="float">
            <text:p>1.4547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style-name="ce2" table:formula="of:=[.B4]*[.C4]" office:value-type="float" office:value="5958.4512" calcext:value-type="float">
            <text:p>5.96E+00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3.2214" calcext:value-type="float">
            <text:p>3.2214</text:p>
          </table:table-cell>
          <table:table-cell table:formula="of:=32^2" office:value-type="float" office:value="1024" calcext:value-type="float">
            <text:p>1024</text:p>
          </table:table-cell>
          <table:table-cell table:style-name="ce2" table:formula="of:=[.B5]*[.C5]" office:value-type="float" office:value="3298.7136" calcext:value-type="float">
            <text:p>3.30E+003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2" table:formula="of:=SUM([.D2:.D10])" office:value-type="float" office:value="138261.504" calcext:value-type="float">
            <text:p>1.38E+005</text:p>
          </table:table-cell>
        </table:table-row>
      </table:table>
      <table:table table:name="Layer 4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/>
          <table:table-cell office:value-type="string" calcext:value-type="string">
            <text:p>BPP</text:p>
          </table:table-cell>
          <table:table-cell office:value-type="string" calcext:value-type="string">
            <text:p>Pixels</text:p>
          </table:table-cell>
          <table:table-cell table:style-name="Default" office:value-type="string" calcext:value-type="string">
            <text:p>Total Entropy</text:p>
          </table:table-cell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formula="of:=[.B2]*[.C2]" office:value-type="float" office:value="106220.7488" calcext:value-type="float">
            <text:p>1.06E+00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formula="of:=[.B3]*[.C3]" office:value-type="float" office:value="22783.5904" calcext:value-type="float">
            <text:p>2.28E+004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1" office:value-type="float" office:value="1.4547" calcext:value-type="float">
            <text:p>1.4547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formula="of:=[.B4]*[.C4]" office:value-type="float" office:value="5958.4512" calcext:value-type="float">
            <text:p>5.96E+003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1.5784" calcext:value-type="float">
            <text:p>1.5784</text:p>
          </table:table-cell>
          <table:table-cell table:formula="of:=32^2" office:value-type="float" office:value="1024" calcext:value-type="float">
            <text:p>1024</text:p>
          </table:table-cell>
          <table:table-cell table:formula="of:=[.B5]*[.C5]" office:value-type="float" office:value="1616.2816" calcext:value-type="float">
            <text:p>1.62E+003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3.016" calcext:value-type="float">
            <text:p>3.016</text:p>
          </table:table-cell>
          <table:table-cell table:formula="of:=16^2" office:value-type="float" office:value="256" calcext:value-type="float">
            <text:p>256</text:p>
          </table:table-cell>
          <table:table-cell table:formula="of:=[.B6]*[.C6]" office:value-type="float" office:value="772.096" calcext:value-type="float">
            <text:p>7.72E+002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0])" office:value-type="float" office:value="137351.168" calcext:value-type="float">
            <text:p>1.37E+005</text:p>
          </table:table-cell>
        </table:table-row>
      </table:table>
      <table:table table:name="Overall" table:style-name="ta1">
        <table:table-column table:style-name="co4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Layers of pyramid</text:p>
          </table:table-cell>
          <table:table-cell table:style-name="Default" office:value-type="string" calcext:value-type="string">
            <text:p>Total Entropy</text:p>
          </table:table-cell>
          <table:table-cell table:style-name="Default" office:value-type="string" calcext:value-type="string">
            <text:p>Compression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.58*10^5" office:value-type="float" office:value="158000" calcext:value-type="float">
            <text:p>1.58E+005</text:p>
          </table:table-cell>
          <table:table-cell table:formula="of:=(2.29*10^5)/[.B2]" office:value-type="float" office:value="1.44936708860759" calcext:value-type="float">
            <text:p>1.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639.5136" calcext:value-type="float">
            <text:p>1.43E+005</text:p>
          </table:table-cell>
          <table:table-cell table:formula="of:=(2.29*10^5)/[.B3]" office:value-type="float" office:value="1.60544574375217" calcext:value-type="float">
            <text:p>1.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261.504" calcext:value-type="float">
            <text:p>1.38E+005</text:p>
          </table:table-cell>
          <table:table-cell table:formula="of:=(2.29*10^5)/[.B4]" office:value-type="float" office:value="1.6562817080306" calcext:value-type="float">
            <text:p>1.6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351.168" calcext:value-type="float">
            <text:p>1.37E+005</text:p>
          </table:table-cell>
          <table:table-cell table:formula="of:=(2.29*10^5)/[.B5]" office:value-type="float" office:value="1.66725921107566" calcext:value-type="float">
            <text:p>1.667</text:p>
          </table:table-cell>
        </table:table-row>
      </table:table>
      <table:table table:name="Sheet5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qual MSE</text:p>
          </table:table-cell>
          <table:table-cell office:value-type="string" calcext:value-type="string">
            <text:p>RMS Error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al value of highest quantization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036822475463" calcext:value-type="float">
            <text:p>4.8603682248</text:p>
          </table:table-cell>
          <table:table-cell office:value-type="float" office:value="1.39298068240856" calcext:value-type="float">
            <text:p>1.3929806824</text:p>
          </table:table-cell>
          <table:table-cell office:value-type="float" office:value="1856.24999960376" calcext:value-type="float">
            <text:p>1856.2499996038</text:p>
          </table:table-cell>
          <table:table-cell office:value-type="float" office:value="0.01" calcext:value-type="float">
            <text:p>0.01</text:p>
          </table:table-cell>
          <table:table-cell table:formula="of:=[.D2]*[.E2]" office:value-type="float" office:value="18.5624999960376" calcext:value-type="float">
            <text:p>18.562499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2330356289" calcext:value-type="float">
            <text:p>4.8612330356</text:p>
          </table:table-cell>
          <table:table-cell office:value-type="float" office:value="1.53929672028834" calcext:value-type="float">
            <text:p>1.5392967203</text:p>
          </table:table-cell>
          <table:table-cell office:value-type="float" office:value="1849.9765625882" calcext:value-type="float">
            <text:p>1849.9765625882</text:p>
          </table:table-cell>
          <table:table-cell office:value-type="float" office:value="0.01" calcext:value-type="float">
            <text:p>0.01</text:p>
          </table:table-cell>
          <table:table-cell table:formula="of:=[.D3]*[.E3]" office:value-type="float" office:value="18.499765625882" calcext:value-type="float">
            <text:p>18.4997656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152794343498" calcext:value-type="float">
            <text:p>4.8615279434</text:p>
          </table:table-cell>
          <table:table-cell office:value-type="float" office:value="1.5482440348752" calcext:value-type="float">
            <text:p>1.5482440349</text:p>
          </table:table-cell>
          <table:table-cell office:value-type="float" office:value="1808.74999997547" calcext:value-type="float">
            <text:p>1808.7499999755</text:p>
          </table:table-cell>
          <table:table-cell office:value-type="float" office:value="0.01" calcext:value-type="float">
            <text:p>0.01</text:p>
          </table:table-cell>
          <table:table-cell table:formula="of:=[.D4]*[.E4]" office:value-type="float" office:value="18.0874999997547" calcext:value-type="float">
            <text:p>18.0874999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6680269135" calcext:value-type="float">
            <text:p>4.8616680269</text:p>
          </table:table-cell>
          <table:table-cell office:value-type="float" office:value="1.5493662222466" calcext:value-type="float">
            <text:p>1.5493662222</text:p>
          </table:table-cell>
          <table:table-cell office:value-type="float" office:value="1807.94663067145" calcext:value-type="float">
            <text:p>1807.9466306715</text:p>
          </table:table-cell>
          <table:table-cell office:value-type="float" office:value="0.01" calcext:value-type="float">
            <text:p>0.01</text:p>
          </table:table-cell>
          <table:table-cell table:formula="of:=[.D5]*[.E5]" office:value-type="float" office:value="18.0794663067145" calcext:value-type="float">
            <text:p>18.07946630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112857589145" calcext:value-type="float">
            <text:p>4.8611285759</text:p>
          </table:table-cell>
          <table:table-cell office:value-type="float" office:value="1.54743903588671" calcext:value-type="float">
            <text:p>1.5474390359</text:p>
          </table:table-cell>
          <table:table-cell office:value-type="float" office:value="1805.85937480458" calcext:value-type="float">
            <text:p>1805.8593748046</text:p>
          </table:table-cell>
          <table:table-cell office:value-type="float" office:value="0.01" calcext:value-type="float">
            <text:p>0.01</text:p>
          </table:table-cell>
          <table:table-cell table:formula="of:=[.D6]*[.E6]" office:value-type="float" office:value="18.0585937480458" calcext:value-type="float">
            <text:p>18.058593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6091868823728" calcext:value-type="float">
            <text:p>4.8609186882</text:p>
          </table:table-cell>
          <table:table-cell office:value-type="float" office:value="1.54773807139336" calcext:value-type="float">
            <text:p>1.5477380714</text:p>
          </table:table-cell>
          <table:table-cell office:value-type="float" office:value="1806.88069623535" calcext:value-type="float">
            <text:p>1806.8806962354</text:p>
          </table:table-cell>
          <table:table-cell office:value-type="float" office:value="0.01" calcext:value-type="float">
            <text:p>0.01</text:p>
          </table:table-cell>
          <table:table-cell table:formula="of:=[.D7]*[.E7]" office:value-type="float" office:value="18.0688069623535" calcext:value-type="float">
            <text:p>18.06880696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6087690327889" calcext:value-type="float">
            <text:p>4.8608769033</text:p>
          </table:table-cell>
          <table:table-cell office:value-type="float" office:value="1.54780445116631" calcext:value-type="float">
            <text:p>1.5478044512</text:p>
          </table:table-cell>
          <table:table-cell office:value-type="float" office:value="1807.33947744825" calcext:value-type="float">
            <text:p>1807.3394774483</text:p>
          </table:table-cell>
          <table:table-cell office:value-type="float" office:value="0.01" calcext:value-type="float">
            <text:p>0.01</text:p>
          </table:table-cell>
          <table:table-cell table:formula="of:=[.D8]*[.E8]" office:value-type="float" office:value="18.0733947744825" calcext:value-type="float">
            <text:p>18.07339477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For large 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ual MSE</text:p>
          </table:table-cell>
          <table:table-cell office:value-type="string" calcext:value-type="string">
            <text:p>RMS Error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al value of highest quantization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00910402994" calcext:value-type="float">
            <text:p>4.861009104</text:p>
          </table:table-cell>
          <table:table-cell office:value-type="float" office:value="1.28922229594195" calcext:value-type="float">
            <text:p>1.2892222959</text:p>
          </table:table-cell>
          <table:table-cell office:value-type="float" office:value="1689.17569210718" calcext:value-type="float">
            <text:p>1689.1756921072</text:p>
          </table:table-cell>
          <table:table-cell office:value-type="float" office:value="0.01" calcext:value-type="float">
            <text:p>0.01</text:p>
          </table:table-cell>
          <table:table-cell table:formula="of:=[.D14]*[.E14]" office:value-type="float" office:value="16.8917569210718" calcext:value-type="float">
            <text:p>16.8917569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32048180404" calcext:value-type="float">
            <text:p>4.8613204818</text:p>
          </table:table-cell>
          <table:table-cell office:value-type="float" office:value="1.40956788957844" calcext:value-type="float">
            <text:p>1.4095678896</text:p>
          </table:table-cell>
          <table:table-cell office:value-type="float" office:value="1689.02343765666" calcext:value-type="float">
            <text:p>1689.0234376567</text:p>
          </table:table-cell>
          <table:table-cell office:value-type="float" office:value="0.01" calcext:value-type="float">
            <text:p>0.01</text:p>
          </table:table-cell>
          <table:table-cell table:formula="of:=[.D15]*[.E15]" office:value-type="float" office:value="16.8902343765666" calcext:value-type="float">
            <text:p>16.8902343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093419313229" calcext:value-type="float">
            <text:p>4.8609341931</text:p>
          </table:table-cell>
          <table:table-cell office:value-type="float" office:value="1.42100157724069" calcext:value-type="float">
            <text:p>1.4210015772</text:p>
          </table:table-cell>
          <table:table-cell office:value-type="float" office:value="1668.47415749185" calcext:value-type="float">
            <text:p>1668.4741574919</text:p>
          </table:table-cell>
          <table:table-cell office:value-type="float" office:value="0.01" calcext:value-type="float">
            <text:p>0.01</text:p>
          </table:table-cell>
          <table:table-cell table:formula="of:=[.D16]*[.E16]" office:value-type="float" office:value="16.6847415749185" calcext:value-type="float">
            <text:p>16.6847415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07109269895" calcext:value-type="float">
            <text:p>4.860710927</text:p>
          </table:table-cell>
          <table:table-cell office:value-type="float" office:value="1.41909495948552" calcext:value-type="float">
            <text:p>1.4190949595</text:p>
          </table:table-cell>
          <table:table-cell office:value-type="float" office:value="1664.30664027957" calcext:value-type="float">
            <text:p>1664.3066402796</text:p>
          </table:table-cell>
          <table:table-cell office:value-type="float" office:value="0.01" calcext:value-type="float">
            <text:p>0.01</text:p>
          </table:table-cell>
          <table:table-cell table:formula="of:=[.D17]*[.E17]" office:value-type="float" office:value="16.6430664027957" calcext:value-type="float">
            <text:p>16.643066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093615335979" calcext:value-type="float">
            <text:p>4.8609361534</text:p>
          </table:table-cell>
          <table:table-cell office:value-type="float" office:value="1.41837144615777" calcext:value-type="float">
            <text:p>1.4183714462</text:p>
          </table:table-cell>
          <table:table-cell office:value-type="float" office:value="1665.57617152418" calcext:value-type="float">
            <text:p>1665.5761715242</text:p>
          </table:table-cell>
          <table:table-cell office:value-type="float" office:value="0.01" calcext:value-type="float">
            <text:p>0.01</text:p>
          </table:table-cell>
          <table:table-cell table:formula="of:=[.D18]*[.E18]" office:value-type="float" office:value="16.6557617152418" calcext:value-type="float">
            <text:p>16.6557617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591978107565" calcext:value-type="float">
            <text:p>4.8591978108</text:p>
          </table:table-cell>
          <table:table-cell office:value-type="float" office:value="1.41705971203572" calcext:value-type="float">
            <text:p>1.417059712</text:p>
          </table:table-cell>
          <table:table-cell office:value-type="float" office:value="1663.4609026319" calcext:value-type="float">
            <text:p>1663.4609026319</text:p>
          </table:table-cell>
          <table:table-cell office:value-type="float" office:value="0.01" calcext:value-type="float">
            <text:p>0.01</text:p>
          </table:table-cell>
          <table:table-cell table:formula="of:=[.D19]*[.E19]" office:value-type="float" office:value="16.634609026319" calcext:value-type="float">
            <text:p>16.63460902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6231867851159" calcext:value-type="float">
            <text:p>4.8623186785</text:p>
          </table:table-cell>
          <table:table-cell office:value-type="float" office:value="1.41667001124206" calcext:value-type="float">
            <text:p>1.4166700112</text:p>
          </table:table-cell>
          <table:table-cell office:value-type="float" office:value="1662.43489593442" calcext:value-type="float">
            <text:p>1662.4348959344</text:p>
          </table:table-cell>
          <table:table-cell office:value-type="float" office:value="0.01" calcext:value-type="float">
            <text:p>0.01</text:p>
          </table:table-cell>
          <table:table-cell table:formula="of:=[.D20]*[.E20]" office:value-type="float" office:value="16.6243489593442" calcext:value-type="float">
            <text:p>16.6243489593</text:p>
          </table:table-cell>
        </table:table-row>
      </table:table>
      <table:table table:name="Sheet6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onstant Step Size</text:p>
          </table:table-cell>
          <table:table-cell office:value-type="string" calcext:value-type="string">
            <text:p>RMS Error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al value of step 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281843" calcext:value-type="float">
            <text:p>4.8612055728</text:p>
          </table:table-cell>
          <table:table-cell office:value-type="float" office:value="1.32894792001065" calcext:value-type="float">
            <text:p>1.32894792</text:p>
          </table:table-cell>
          <table:table-cell office:value-type="float" office:value="15.1862385241294" calcext:value-type="float">
            <text:p>15.1862385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20553633168" calcext:value-type="float">
            <text:p>4.8612055363</text:p>
          </table:table-cell>
          <table:table-cell office:value-type="float" office:value="1.38884597194339" calcext:value-type="float">
            <text:p>1.3888459719</text:p>
          </table:table-cell>
          <table:table-cell office:value-type="float" office:value="13.2615170240716" calcext:value-type="float">
            <text:p>13.2615170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067466914858" calcext:value-type="float">
            <text:p>4.8606746691</text:p>
          </table:table-cell>
          <table:table-cell office:value-type="float" office:value="1.32458524012917" calcext:value-type="float">
            <text:p>1.3245852401</text:p>
          </table:table-cell>
          <table:table-cell office:value-type="float" office:value="11.6028643715832" calcext:value-type="float">
            <text:p>11.60286437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40272387972" calcext:value-type="float">
            <text:p>4.8614027239</text:p>
          </table:table-cell>
          <table:table-cell office:value-type="float" office:value="1.24783259553474" calcext:value-type="float">
            <text:p>1.2478325955</text:p>
          </table:table-cell>
          <table:table-cell office:value-type="float" office:value="10.2916666358626" calcext:value-type="float">
            <text:p>10.2916666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306757890737" calcext:value-type="float">
            <text:p>4.8630675789</text:p>
          </table:table-cell>
          <table:table-cell office:value-type="float" office:value="1.19245042979154" calcext:value-type="float">
            <text:p>1.1924504298</text:p>
          </table:table-cell>
          <table:table-cell office:value-type="float" office:value="9.42711650308079" calcext:value-type="float">
            <text:p>9.42711650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3741691229093" calcext:value-type="float">
            <text:p>4.8374169123</text:p>
          </table:table-cell>
          <table:table-cell office:value-type="float" office:value="1.12856829866846" calcext:value-type="float">
            <text:p>1.1285682987</text:p>
          </table:table-cell>
          <table:table-cell office:value-type="float" office:value="8.48437526001742" calcext:value-type="float">
            <text:p>8.484375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4017107337124" calcext:value-type="float">
            <text:p>4.8401710734</text:p>
          </table:table-cell>
          <table:table-cell office:value-type="float" office:value="1.13756464481207" calcext:value-type="float">
            <text:p>1.1375646448</text:p>
          </table:table-cell>
          <table:table-cell office:value-type="float" office:value="8.62053568791418" calcext:value-type="float">
            <text:p>8.6205356879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For large 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Step Size</text:p>
          </table:table-cell>
          <table:table-cell office:value-type="string" calcext:value-type="string">
            <text:p>RMS Error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al value of step 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101105" calcext:value-type="float">
            <text:p>4.861205571</text:p>
          </table:table-cell>
          <table:table-cell office:value-type="float" office:value="1.27652313898684" calcext:value-type="float">
            <text:p>1.276523139</text:p>
          </table:table-cell>
          <table:table-cell office:value-type="float" office:value="16.2569559598406" calcext:value-type="float">
            <text:p>16.2569559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27650111417" calcext:value-type="float">
            <text:p>4.8627650111</text:p>
          </table:table-cell>
          <table:table-cell office:value-type="float" office:value="1.33055157175816" calcext:value-type="float">
            <text:p>1.3305515718</text:p>
          </table:table-cell>
          <table:table-cell office:value-type="float" office:value="14.3514145112956" calcext:value-type="float">
            <text:p>14.3514145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668368942001" calcext:value-type="float">
            <text:p>4.8666836894</text:p>
          </table:table-cell>
          <table:table-cell office:value-type="float" office:value="1.28361025577637" calcext:value-type="float">
            <text:p>1.2836102558</text:p>
          </table:table-cell>
          <table:table-cell office:value-type="float" office:value="12.854580633258" calcext:value-type="float">
            <text:p>12.8545806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83888535856" calcext:value-type="float">
            <text:p>4.8618388854</text:p>
          </table:table-cell>
          <table:table-cell office:value-type="float" office:value="1.21318558464278" calcext:value-type="float">
            <text:p>1.2131855846</text:p>
          </table:table-cell>
          <table:table-cell office:value-type="float" office:value="11.5395996964795" calcext:value-type="float">
            <text:p>11.53959969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7168698926122" calcext:value-type="float">
            <text:p>4.8716869893</text:p>
          </table:table-cell>
          <table:table-cell office:value-type="float" office:value="1.19987264240868" calcext:value-type="float">
            <text:p>1.1998726424</text:p>
          </table:table-cell>
          <table:table-cell office:value-type="float" office:value="11.2941407515498" calcext:value-type="float">
            <text:p>11.2941407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463518626096" calcext:value-type="float">
            <text:p>4.8463518626</text:p>
          </table:table-cell>
          <table:table-cell office:value-type="float" office:value="1.11156041613687" calcext:value-type="float">
            <text:p>1.1115604161</text:p>
          </table:table-cell>
          <table:table-cell office:value-type="float" office:value="9.73564458042049" calcext:value-type="float">
            <text:p>9.73564458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7585655144262" calcext:value-type="float">
            <text:p>4.7758565514</text:p>
          </table:table-cell>
          <table:table-cell office:value-type="float" office:value="1.18056423829927" calcext:value-type="float">
            <text:p>1.1805642383</text:p>
          </table:table-cell>
          <table:table-cell office:value-type="float" office:value="10.9586423342005" calcext:value-type="float">
            <text:p>10.9586423342</text:p>
          </table:table-cell>
        </table:table-row>
      </table:table>
      <table:named-expressions/>
      <table:database-ranges>
        <table:database-range table:name="__Anonymous_Sheet_DB__0" table:target-range-address="'Layer 2'.D1:'Layer 2'.F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6" number:min-integer-digits="1"/>
      <number:text>$1^{+}$</number:text>
    </number:number-style>
    <number:number-style style:name="N113">
      <number:number number:decimal-places="6" number:min-integer-digits="1"/>
      <number:text>$.1^{+}$</number:text>
    </number:number-style>
    <number:number-style style:name="N114">
      <number:number number:decimal-places="6" number:min-integer-digits="1"/>
      <number:text>$.1^{}$</number:text>
    </number:number-style>
    <number:number-style style:name="N115">
      <number:number number:decimal-places="6" number:min-integer-digits="0"/>
      <number:text>$.1^{}$</number:text>
    </number:number-style>
    <number:number-style style:name="N116">
      <number:number number:decimal-places="5" number:min-integer-digits="1"/>
      <number:text>$1^{}$</number:text>
    </number:number-style>
    <number:number-style style:name="N117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4:10:56.875264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09:24:37.995316651</meta:creation-date>
    <meta:editing-duration>PT41M38S</meta:editing-duration>
    <meta:editing-cycles>5</meta:editing-cycles>
    <meta:generator>LibreOffice/4.3.7.2$Linux_X86_64 LibreOffice_project/430$Build-2</meta:generator>
    <meta:initial-creator>N.R-J. Capel</meta:initial-creator>
    <dc:date>2016-05-09T14:35:55.698027003</dc:date>
    <dc:creator>N.R-J. Capel</dc:creator>
    <meta:document-statistic meta:table-count="6" meta:cell-count="236" meta:object-count="0"/>
  </office:meta>
</office:document-meta>
</file>